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62f9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rsid="00162f9e"/>
    </style:style>
    <style:style style:name="P3" style:family="paragraph" style:parent-style-name="Text_20_body" style:list-style-name="L1">
      <style:text-properties officeooo:rsid="00162f9e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officeooo:rsid="00162f9e"/>
    </style:style>
    <style:style style:name="P5" style:family="paragraph" style:parent-style-name="Text_20_body" style:list-style-name="L2">
      <style:text-properties officeooo:rsid="00162f9e"/>
    </style:style>
    <style:style style:name="P6" style:family="paragraph" style:parent-style-name="Text_20_body" style:list-style-name="L3">
      <style:paragraph-properties fo:margin-top="0cm" fo:margin-bottom="0cm" style:contextual-spacing="false"/>
      <style:text-properties officeooo:rsid="00162f9e"/>
    </style:style>
    <style:style style:name="P7" style:family="paragraph" style:parent-style-name="Text_20_body" style:list-style-name="L3">
      <style:text-properties officeooo:rsid="00162f9e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officeooo:rsid="00162f9e"/>
    </style:style>
    <style:style style:name="P9" style:family="paragraph" style:parent-style-name="Text_20_body" style:list-style-name="L4">
      <style:text-properties officeooo:rsid="00162f9e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officeooo:rsid="00162f9e"/>
    </style:style>
    <style:style style:name="P11" style:family="paragraph" style:parent-style-name="Text_20_body" style:list-style-name="L5">
      <style:text-properties officeooo:rsid="00162f9e"/>
    </style:style>
    <style:style style:name="P12" style:family="paragraph" style:parent-style-name="Text_20_body" style:list-style-name="L6">
      <style:paragraph-properties fo:margin-top="0cm" fo:margin-bottom="0cm" style:contextual-spacing="false"/>
      <style:text-properties officeooo:rsid="00162f9e"/>
    </style:style>
    <style:style style:name="P13" style:family="paragraph" style:parent-style-name="Text_20_body" style:list-style-name="L6">
      <style:text-properties officeooo:rsid="00162f9e"/>
    </style:style>
    <style:style style:name="P14" style:family="paragraph" style:parent-style-name="Text_20_body" style:list-style-name="L7">
      <style:paragraph-properties fo:margin-top="0cm" fo:margin-bottom="0cm" style:contextual-spacing="false"/>
      <style:text-properties officeooo:rsid="00162f9e"/>
    </style:style>
    <style:style style:name="P15" style:family="paragraph" style:parent-style-name="Text_20_body" style:list-style-name="L7">
      <style:text-properties officeooo:rsid="00162f9e"/>
    </style:style>
    <style:style style:name="P16" style:family="paragraph" style:parent-style-name="Text_20_body" style:list-style-name="L8">
      <style:paragraph-properties fo:margin-top="0cm" fo:margin-bottom="0cm" style:contextual-spacing="false"/>
      <style:text-properties officeooo:rsid="00162f9e"/>
    </style:style>
    <style:style style:name="P17" style:family="paragraph" style:parent-style-name="Text_20_body" style:list-style-name="L8">
      <style:text-properties officeooo:rsid="00162f9e"/>
    </style:style>
    <style:style style:name="P18" style:family="paragraph" style:parent-style-name="Text_20_body">
      <style:text-properties officeooo:rsid="00162f9e" officeooo:paragraph-rsid="0019b0cd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officeooo:rsid="00162f9e"/>
    </style:style>
    <style:style style:name="P20" style:family="paragraph" style:parent-style-name="Text_20_body" style:list-style-name="L9">
      <style:text-properties officeooo:rsid="00162f9e"/>
    </style:style>
    <style:style style:name="P21" style:family="paragraph" style:parent-style-name="Text_20_body" style:list-style-name="L10">
      <style:paragraph-properties fo:margin-top="0cm" fo:margin-bottom="0cm" style:contextual-spacing="false"/>
      <style:text-properties officeooo:rsid="00162f9e"/>
    </style:style>
    <style:style style:name="P22" style:family="paragraph" style:parent-style-name="Text_20_body" style:list-style-name="L10">
      <style:text-properties officeooo:rsid="00162f9e"/>
    </style:style>
    <style:style style:name="P23" style:family="paragraph" style:parent-style-name="Text_20_body" style:list-style-name="L11">
      <style:paragraph-properties fo:margin-top="0cm" fo:margin-bottom="0cm" style:contextual-spacing="false"/>
      <style:text-properties officeooo:rsid="00162f9e"/>
    </style:style>
    <style:style style:name="P24" style:family="paragraph" style:parent-style-name="Text_20_body" style:list-style-name="L11">
      <style:text-properties officeooo:rsid="00162f9e"/>
    </style:style>
    <style:style style:name="P25" style:family="paragraph" style:parent-style-name="Text_20_body" style:list-style-name="L12">
      <style:paragraph-properties fo:margin-top="0cm" fo:margin-bottom="0cm" style:contextual-spacing="false"/>
      <style:text-properties officeooo:rsid="00162f9e"/>
    </style:style>
    <style:style style:name="P26" style:family="paragraph" style:parent-style-name="Text_20_body" style:list-style-name="L12">
      <style:text-properties officeooo:rsid="00162f9e"/>
    </style:style>
    <style:style style:name="P27" style:family="paragraph" style:parent-style-name="Text_20_body" style:list-style-name="L13">
      <style:paragraph-properties fo:margin-top="0cm" fo:margin-bottom="0cm" style:contextual-spacing="false"/>
      <style:text-properties officeooo:rsid="00162f9e"/>
    </style:style>
    <style:style style:name="P28" style:family="paragraph" style:parent-style-name="Text_20_body" style:list-style-name="L13">
      <style:text-properties officeooo:rsid="00162f9e"/>
    </style:style>
    <style:style style:name="P29" style:family="paragraph" style:parent-style-name="Text_20_body" style:list-style-name="L14">
      <style:paragraph-properties fo:margin-top="0cm" fo:margin-bottom="0cm" style:contextual-spacing="false"/>
      <style:text-properties officeooo:rsid="00162f9e"/>
    </style:style>
    <style:style style:name="P30" style:family="paragraph" style:parent-style-name="Text_20_body" style:list-style-name="L14">
      <style:text-properties officeooo:rsid="00162f9e"/>
    </style:style>
    <style:style style:name="P31" style:family="paragraph" style:parent-style-name="Text_20_body" style:list-style-name="L15">
      <style:paragraph-properties fo:margin-top="0cm" fo:margin-bottom="0cm" style:contextual-spacing="false"/>
      <style:text-properties officeooo:rsid="00162f9e"/>
    </style:style>
    <style:style style:name="P32" style:family="paragraph" style:parent-style-name="Text_20_body" style:list-style-name="L15">
      <style:text-properties officeooo:rsid="00162f9e"/>
    </style:style>
    <style:style style:name="P33" style:family="paragraph" style:parent-style-name="Text_20_body" style:list-style-name="L16">
      <style:paragraph-properties fo:margin-top="0cm" fo:margin-bottom="0cm" style:contextual-spacing="false"/>
      <style:text-properties officeooo:rsid="00162f9e"/>
    </style:style>
    <style:style style:name="P34" style:family="paragraph" style:parent-style-name="Text_20_body" style:list-style-name="L16">
      <style:text-properties officeooo:rsid="00162f9e"/>
    </style:style>
    <style:style style:name="P35" style:family="paragraph" style:parent-style-name="Text_20_body" style:list-style-name="L17">
      <style:paragraph-properties fo:margin-top="0cm" fo:margin-bottom="0cm" style:contextual-spacing="false"/>
      <style:text-properties officeooo:rsid="00162f9e"/>
    </style:style>
    <style:style style:name="P36" style:family="paragraph" style:parent-style-name="Text_20_body" style:list-style-name="L17">
      <style:text-properties officeooo:rsid="00162f9e"/>
    </style:style>
    <style:style style:name="P37" style:family="paragraph" style:parent-style-name="Text_20_body" style:list-style-name="L18">
      <style:paragraph-properties fo:margin-top="0cm" fo:margin-bottom="0cm" style:contextual-spacing="false"/>
      <style:text-properties officeooo:rsid="00162f9e"/>
    </style:style>
    <style:style style:name="P38" style:family="paragraph" style:parent-style-name="Text_20_body" style:list-style-name="L18">
      <style:text-properties officeooo:rsid="00162f9e"/>
    </style:style>
    <style:style style:name="P39" style:family="paragraph" style:parent-style-name="Text_20_body" style:list-style-name="L19">
      <style:paragraph-properties fo:margin-top="0cm" fo:margin-bottom="0cm" style:contextual-spacing="false"/>
      <style:text-properties officeooo:rsid="00162f9e"/>
    </style:style>
    <style:style style:name="P40" style:family="paragraph" style:parent-style-name="Text_20_body" style:list-style-name="L19">
      <style:text-properties officeooo:rsid="00162f9e"/>
    </style:style>
    <style:style style:name="P41" style:family="paragraph" style:parent-style-name="Text_20_body">
      <style:text-properties officeooo:rsid="00162f9e" officeooo:paragraph-rsid="001a52c7"/>
    </style:style>
    <style:style style:name="T1" style:family="text">
      <style:text-properties officeooo:rsid="0019b0cd"/>
    </style:style>
    <style:style style:name="T2" style:family="text">
      <style:text-properties officeooo:rsid="001a52c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A garden tidy‑up is basically a reset for your outdoor space — clearing, trimming, and refreshing everything so it looks neat, healthy, and usable again. It’s one of the most common services gardeners provide because it quickly transforms a messy garden into something you can enjoy.</text:span></text:p>
      <text:p text:style-name="P1">Here’s what’s typically involved:</text:p>
      <text:p text:style-name="P1">🌿 Core Tasks in a Garden Tidy‑Up</text:p>
      <text:p text:style-name="P1"><text:span text:style-name="Strong_20_Emphasis">1. Lawn Care</text:span></text:p>
      <text:list text:style-name="L1">
        <text:list-item>
          <text:p text:style-name="P2">Mowing the grass </text:p>
        </text:list-item>
        <text:list-item>
          <text:p text:style-name="P2">Edging along paths, patios, and borders </text:p>
        </text:list-item>
        <text:list-item>
          <text:p text:style-name="P2">Strimming hard‑to‑reach areas </text:p>
        </text:list-item>
        <text:list-item>
          <text:p text:style-name="P3">Raking up clippings </text:p>
        </text:list-item>
      </text:list>
      <text:p text:style-name="P1"><text:span text:style-name="Strong_20_Emphasis">2. Weeding</text:span></text:p>
      <text:list text:style-name="L2">
        <text:list-item>
          <text:p text:style-name="P4">Removing weeds from borders, beds, gravel, patios, and driveways </text:p>
        </text:list-item>
        <text:list-item>
          <text:p text:style-name="P5">Applying weed control (if requested) </text:p>
        </text:list-item>
      </text:list>
      <text:p text:style-name="P1"><text:span text:style-name="Strong_20_Emphasis">3. Hedge &amp; Shrub Trimming</text:span></text:p>
      <text:list text:style-name="L3">
        <text:list-item>
          <text:p text:style-name="P6">Cutting back overgrown hedges </text:p>
        </text:list-item>
        <text:list-item>
          <text:p text:style-name="P6">Shaping shrubs and bushes </text:p>
        </text:list-item>
        <text:list-item>
          <text:p text:style-name="P7">Removing dead or damaged branches </text:p>
        </text:list-item>
      </text:list>
      <text:p text:style-name="P1"><text:span text:style-name="Strong_20_Emphasis">4. Pruning</text:span></text:p>
      <text:list text:style-name="L4">
        <text:list-item>
          <text:p text:style-name="P8">Seasonal pruning of plants, roses, fruit trees, and perennials </text:p>
        </text:list-item>
        <text:list-item>
          <text:p text:style-name="P9">Cutting back plants that have become leggy or invasive </text:p>
        </text:list-item>
      </text:list>
      <text:p text:style-name="P1"><text:span text:style-name="Strong_20_Emphasis">5. Leaf &amp; Debris Clearance</text:span></text:p>
      <text:list text:style-name="L5">
        <text:list-item>
          <text:p text:style-name="P10">Clearing fallen leaves </text:p>
        </text:list-item>
        <text:list-item>
          <text:p text:style-name="P10">Removing dead plants </text:p>
        </text:list-item>
        <text:list-item>
          <text:p text:style-name="P11">Collecting twigs, branches, and general garden waste </text:p>
        </text:list-item>
      </text:list>
      <text:p text:style-name="P1"><text:span text:style-name="Strong_20_Emphasis">6. Border Refresh</text:span></text:p>
      <text:list text:style-name="L6">
        <text:list-item>
          <text:p text:style-name="P12">Turning and tidying soil </text:p>
        </text:list-item>
        <text:list-item>
          <text:p text:style-name="P12">Removing spent plants </text:p>
        </text:list-item>
        <text:list-item>
          <text:p text:style-name="P12">Re‑edging borders </text:p>
        </text:list-item>
        <text:list-item>
          <text:p text:style-name="P13">Adding mulch (if requested) </text:p>
        </text:list-item>
      </text:list>
      <text:p text:style-name="P1"><text:span text:style-name="Strong_20_Emphasis">7. Patio &amp; Path Cleaning</text:span></text:p>
      <text:list text:style-name="L7">
        <text:list-item>
          <text:p text:style-name="P14">Sweeping hard surfaces </text:p>
        </text:list-item>
        <text:list-item>
          <text:p text:style-name="P14">Removing moss and weeds between paving </text:p>
        </text:list-item>
        <text:list-item>
          <text:p text:style-name="P15">Light jet‑washing (if included) </text:p>
        </text:list-item>
      </text:list>
      <text:p text:style-name="P1"><text:span text:style-name="Strong_20_Emphasis">8. Waste Removal</text:span></text:p>
      <text:list text:style-name="L8">
        <text:list-item>
          <text:p text:style-name="P16">Bagging up green waste </text:p>
        </text:list-item>
        <text:list-item>
          <text:p text:style-name="P17">Taking it away or leaving it in your garden waste bin </text:p>
        </text:list-item>
      </text:list>
      <text:p text:style-name="P18"><text:soft-page-break/><text:span text:style-name="Strong_20_Emphasis"><text:span text:style-name="T1">################################################################</text:span></text:span></text:p>
      <text:p text:style-name="P18"><text:span text:style-name="Strong_20_Emphasis"/></text:p>
      <text:p text:style-name="P18"><text:span text:style-name="Strong_20_Emphasis">A garden clearance is the heavy‑duty version of a tidy‑up — it focuses on removing overgrowth, waste, and anything that’s making the garden unusable. It’s what people need when a garden has been neglected for a while or when they’ve just moved into a new property.</text:span></text:p>
      <text:p text:style-name="P1">Here’s a clear, structured breakdown you can use for your website or service list.</text:p>
      <text:p text:style-name="P18"><text:span text:style-name="Strong_20_Emphasis">🌿 What’s Involved in a Garden Clearance</text:span></text:p>
      <text:p text:style-name="P1"><text:span text:style-name="Strong_20_Emphasis">1. Removal of Overgrown Vegetation</text:span></text:p>
      <text:list text:style-name="L9">
        <text:list-item>
          <text:p text:style-name="P19">Cutting back long grass, brambles, nettles, ivy, and invasive plants </text:p>
        </text:list-item>
        <text:list-item>
          <text:p text:style-name="P19">Clearing overgrown borders and pathways </text:p>
        </text:list-item>
        <text:list-item>
          <text:p text:style-name="P20">Strimming dense areas before detailed work begins </text:p>
        </text:list-item>
      </text:list>
      <text:p text:style-name="P18"><text:span text:style-name="Strong_20_Emphasis">2. Weed Removal</text:span></text:p>
      <text:list text:style-name="L10">
        <text:list-item>
          <text:p text:style-name="P21">Pulling out weeds from beds, gravel, patios, and driveways </text:p>
        </text:list-item>
        <text:list-item>
          <text:p text:style-name="P21">Removing deep‑rooted or problem weeds </text:p>
        </text:list-item>
        <text:list-item>
          <text:p text:style-name="P22">Optional weed‑killer application (if requested) </text:p>
        </text:list-item>
      </text:list>
      <text:p text:style-name="P1"><text:span text:style-name="Strong_20_Emphasis">3. Hedge, Shrub &amp; Small Tree Reduction</text:span></text:p>
      <text:list text:style-name="L11">
        <text:list-item>
          <text:p text:style-name="P23">Cutting back overgrown hedges </text:p>
        </text:list-item>
        <text:list-item>
          <text:p text:style-name="P23">Reducing or reshaping large shrubs </text:p>
        </text:list-item>
        <text:list-item>
          <text:p text:style-name="P24">Removing small self‑seeded trees or saplings<text:line-break/><text:span text:style-name="Emphasis">(Tree surgery is usually separate)</text:span> </text:p>
        </text:list-item>
      </text:list>
      <text:p text:style-name="P1"><text:span text:style-name="Strong_20_Emphasis">4. Leaf, Debris &amp; Waste Clearance</text:span></text:p>
      <text:list text:style-name="L12">
        <text:list-item>
          <text:p text:style-name="P25">Clearing fallen leaves, dead plants, and rotting vegetation </text:p>
        </text:list-item>
        <text:list-item>
          <text:p text:style-name="P25">Removing branches, twigs, and storm debris </text:p>
        </text:list-item>
        <text:list-item>
          <text:p text:style-name="P26">Emptying old pots, planters, and compost piles if needed </text:p>
        </text:list-item>
      </text:list>
      <text:p text:style-name="P18"><text:span text:style-name="Strong_20_Emphasis">5. Rubbish Removal (Green Waste &amp; General Waste)</text:span></text:p>
      <text:list text:style-name="L13">
        <text:list-item>
          <text:p text:style-name="P27">Bagging and removing green waste </text:p>
        </text:list-item>
        <text:list-item>
          <text:p text:style-name="P28">Clearing old garden furniture, broken pots, plastics, or dumped rubbish<text:line-break/><text:span text:style-name="Emphasis">(General waste removal may be priced separately)</text:span> </text:p>
        </text:list-item>
      </text:list>
      <text:p text:style-name="P1"><text:span text:style-name="Strong_20_Emphasis">6. Patio, Path &amp; Hard‑Surface Clearing</text:span></text:p>
      <text:list text:style-name="L14">
        <text:list-item>
          <text:p text:style-name="P29">Sweeping and scraping moss, weeds, and debris </text:p>
        </text:list-item>
        <text:list-item>
          <text:p text:style-name="P29">Clearing access routes </text:p>
        </text:list-item>
        <text:list-item>
          <text:p text:style-name="P30">Optional jet‑washing (if offered) </text:p>
        </text:list-item>
      </text:list>
      <text:p text:style-name="P1"><text:span text:style-name="Strong_20_Emphasis">7. Preparing the Garden for Future Use</text:span></text:p>
      <text:list text:style-name="L15">
        <text:list-item>
          <text:p text:style-name="P31">Re‑defining borders </text:p>
        </text:list-item>
        <text:list-item>
          <text:p text:style-name="P31">Leveling small areas </text:p>
        </text:list-item>
        <text:list-item>
          <text:p text:style-name="P31">Making the space safe and accessible </text:p>
        </text:list-item>
        <text:list-item>
          <text:p text:style-name="P32">Leaving the garden ready for planting, lawn work, or landscaping </text:p>
        </text:list-item>
      </text:list>
      <text:p text:style-name="P1"><text:soft-page-break/>🌱 Optional Extras</text:p>
      <text:list text:style-name="L16">
        <text:list-item>
          <text:p text:style-name="P33">Turf removal or laying new turf </text:p>
        </text:list-item>
        <text:list-item>
          <text:p text:style-name="P33">Mulching or bark installation </text:p>
        </text:list-item>
        <text:list-item>
          <text:p text:style-name="P33">Planting new shrubs or flowers </text:p>
        </text:list-item>
        <text:list-item>
          <text:p text:style-name="P33">Soil improvement </text:p>
        </text:list-item>
        <text:list-item>
          <text:p text:style-name="P34">Shed or greenhouse clearance </text:p>
        </text:list-item>
      </text:list>
      <text:p text:style-name="P1">🚫 What Garden Clearance <text:span text:style-name="Emphasis">Doesn’t</text:span> Usually Include</text:p>
      <text:list text:style-name="L17">
        <text:list-item>
          <text:p text:style-name="P35">Large tree felling </text:p>
        </text:list-item>
        <text:list-item>
          <text:p text:style-name="P35">Landscaping or redesign </text:p>
        </text:list-item>
        <text:list-item>
          <text:p text:style-name="P35">Building structures (fences, patios, decking) </text:p>
        </text:list-item>
        <text:list-item>
          <text:p text:style-name="P36">Pest control </text:p>
        </text:list-item>
      </text:list>
      <text:p text:style-name="P1">If you want, I can help you turn this into a <text:span text:style-name="Strong_20_Emphasis">professional service description</text:span>, <text:span text:style-name="Strong_20_Emphasis">pricing guide</text:span>, or <text:span text:style-name="Strong_20_Emphasis">website section</text:span> that matches the style of your gardening business.</text:p>
      <text:p text:style-name="P18"><text:span text:style-name="Strong_20_Emphasis">7. Preparing the Garden for Future Use</text:span></text:p>
      <text:list text:style-name="L18">
        <text:list-item>
          <text:p text:style-name="P37">Re‑defining borders </text:p>
        </text:list-item>
        <text:list-item>
          <text:p text:style-name="P37">Leveling small areas </text:p>
        </text:list-item>
        <text:list-item>
          <text:p text:style-name="P37">Making the space safe and accessible </text:p>
        </text:list-item>
        <text:list-item>
          <text:p text:style-name="P38">Leaving the garden ready for planting, lawn work, or landscaping </text:p>
        </text:list-item>
      </text:list>
      <text:p text:style-name="P1">🌱 Optional Extras</text:p>
      <text:list text:style-name="L19">
        <text:list-item>
          <text:p text:style-name="P39">Turf removal or laying new turf </text:p>
        </text:list-item>
        <text:list-item>
          <text:p text:style-name="P39">Mulching or bark installation </text:p>
        </text:list-item>
        <text:list-item>
          <text:p text:style-name="P39">Planting new shrubs or flowers </text:p>
        </text:list-item>
        <text:list-item>
          <text:p text:style-name="P39">Soil improvement </text:p>
        </text:list-item>
        <text:list-item>
          <text:p text:style-name="P40">Shed or greenhouse clearance </text:p>
        </text:list-item>
      </text:list>
      <text:p text:style-name="P18"><text:span text:style-name="Strong_20_Emphasis"/></text:p>
      <text:p text:style-name="P18"><text:span text:style-name="Strong_20_Emphasis"/></text:p>
      <text:p text:style-name="P41"><text:span text:style-name="Strong_20_Emphasis"><text:span text:style-name="T2">######################################################</text:span></text:span></text:p>
      <text:p text:style-name="P41"><text:span text:style-name="Strong_20_Emphasis">1. Garden &amp; Outdoor Maintenance Services</text:span></text:p>
      <text:p text:style-name="P1">Covers everything from light tidy‑ups to heavier clearance and small landscaping jobs.</text:p>
      <text:p text:style-name="P1"><text:span text:style-name="Strong_20_Emphasis">2. Complete Garden Care &amp; Property Maintenance</text:span></text:p>
      <text:p text:style-name="P1">Good if you also do painting, repairs, and small construction tasks like laying slabs.</text:p>
      <text:p text:style-name="P1"><text:span text:style-name="Strong_20_Emphasis">3. Garden Improvement &amp; Maintenance Services</text:span></text:p>
      <text:p text:style-name="P1">Works well for a mix of tidy‑ups, clearance, and upgrades like fencing and paving.</text:p>
      <text:p text:style-name="P1"><text:span text:style-name="Strong_20_Emphasis">4. Outdoor Projects &amp; Garden Maintenance</text:span></text:p>
      <text:p text:style-name="P1">A flexible title that includes both routine tasks and one‑off projects.</text:p>
      <text:p text:style-name="P1"><text:span text:style-name="Strong_20_Emphasis">5. Grounds Maintenance &amp; Landscaping Services</text:span></text:p>
      <text:p text:style-name="P1"><text:soft-page-break/>Sounds more commercial and professional, ideal if you want to attract larger jobs.</text:p>
      <text:p text:style-name="P1">🌱 More Creative / Customer‑Friendly Options</text:p>
      <text:p text:style-name="P1"><text:span text:style-name="Strong_20_Emphasis">6. Garden Makeover &amp; Maintenance Services</text:span></text:p>
      <text:p text:style-name="P1">Great if you want to emphasise transformation.</text:p>
      <text:p text:style-name="P1"><text:span text:style-name="Strong_20_Emphasis">7. Garden Restoration &amp; Improvement Services</text:span></text:p>
      <text:p text:style-name="P1">Perfect for clearance + tidy‑ups + upgrades.</text:p>
      <text:p text:style-name="P1"><text:span text:style-name="Strong_20_Emphasis">8. Complete Outdoor Solutions</text:span></text:p>
      <text:p text:style-name="P1">Broad, modern, and covers everything without listing specifics.</text:p>
      <text:p text:style-name="P1">🛠️ If you want something simple and clear</text:p>
      <text:p text:style-name="P1"><text:span text:style-name="Strong_20_Emphasis">9. Garden Services</text:span></text:p>
      <text:p text:style-name="P1">Short, clean, and covers everything without over‑complicating it.</text:p>
      <text:p text:style-name="P1">If you tell me the <text:span text:style-name="Strong_20_Emphasis">tone</text:span> of your business (friendly, premium, budget, professional, modern), I can help you pick the best one — or craft a custom title that fits your brand perfectly.</text:p>
      <text:p text:style-name="P41"><text:span text:style-name="Strong_20_Emphasis">Here are a few concise, professional descriptions you can use as an umbrella summary for all those services:</text:span></text:p>
      <text:p text:style-name="P1">🌿 Concise Description Options</text:p>
      <text:p text:style-name="P1"><text:span text:style-name="Strong_20_Emphasis">1.</text:span></text:p>
      <text:p text:style-name="P1"><text:span text:style-name="Strong_20_Emphasis">“Comprehensive garden and outdoor maintenance, including tidy‑ups, clearances, fencing, paving, and landscaping.”</text:span></text:p>
      <text:p text:style-name="P1"><text:span text:style-name="Strong_20_Emphasis">2.</text:span></text:p>
      <text:p text:style-name="P1"><text:span text:style-name="Strong_20_Emphasis">“Complete garden care and property improvement services, from clearance and tidy‑ups to fencing, slab laying, and landscaping.”</text:span></text:p>
      <text:p text:style-name="P1"><text:span text:style-name="Strong_20_Emphasis">3.</text:span></text:p>
      <text:p text:style-name="P1"><text:span text:style-name="Strong_20_Emphasis">“All‑in‑one garden maintenance and outdoor improvement, covering tidy‑ups, clearances, painting, paving, and landscaping projects.”</text:span></text:p>
      <text:p text:style-name="P1"><text:span text:style-name="Strong_20_Emphasis">4.</text:span></text:p>
      <text:p text:style-name="P1"><text:span text:style-name="Strong_20_Emphasis">“Professional garden and outdoor services, from routine maintenance to full clearances and small landscaping works.”</text:span></text:p>
      <text:p text:style-name="P1">If you want, I can tailor it to match the tone of your business — friendly, premium, modern, or practical.</text:p>
      <text:p text:style-name="P1"><text:span text:style-name="Strong_20_Emphasis"/></text:p>
      <text:p text:style-name="P4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0T17:20:31.036460800</meta:creation-date>
    <dc:date>2026-02-22T09:51:44.768720400</dc:date>
    <meta:editing-duration>PT25M58S</meta:editing-duration>
    <meta:editing-cycles>4</meta:editing-cycles>
    <meta:generator>LibreOffice/25.2.7.2$Windows_X86_64 LibreOffice_project/5cbfd1ab6520636bb5f7b99185aa69bd7456825d</meta:generator>
    <meta:document-statistic meta:table-count="0" meta:image-count="0" meta:object-count="0" meta:page-count="4" meta:paragraph-count="122" meta:word-count="927" meta:character-count="5864" meta:non-whitespace-character-count="5055"/>
  </office:meta>
</office:document-meta>
</file>